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center" draw:textarea-vertical-align="middle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style:font-pitch="variable" fo:font-size="11pt" style:font-size-asian="11pt" style:font-size-complex="11pt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Arial" style:font-family-generic="swiss" style:font-pitch="variable" fo:font-size="11pt" style:font-size-asian="11pt" style:font-size-complex="11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9.652cm" svg:height="1.524cm" svg:x="4.81cm" svg:y="4.64cm">
          <text:p text:style-name="P1"><text:span text:style-name="T1">BOINC distributed file management</text:span></text:p>
        </draw:rect>
        <draw:rect draw:style-name="gr1" draw:text-style-name="P2" draw:layer="layout" svg:width="2.667cm" svg:height="1.016cm" svg:x="4.81cm" svg:y="2.735cm">
          <text:p text:style-name="P1"><text:span text:style-name="T1">pure storage</text:span></text:p>
        </draw:rect>
        <draw:rect draw:style-name="gr1" draw:text-style-name="P2" draw:layer="layout" svg:width="3.175cm" svg:height="1.016cm" svg:x="7.731cm" svg:y="2.735cm">
          <text:p text:style-name="P1"><text:span text:style-name="T1">data stream</text:span></text:p>
          <text:p text:style-name="P1"><text:span text:style-name="T1">buffering</text:span></text:p>
        </draw:rect>
        <draw:rect draw:style-name="gr1" draw:text-style-name="P2" draw:layer="layout" svg:width="3.302cm" svg:height="1.016cm" svg:x="11.16cm" svg:y="2.735cm">
          <text:p text:style-name="P1"><text:span text:style-name="T1">dataset storage</text:span></text:p>
        </draw:rect>
        <draw:line draw:style-name="gr2" draw:text-style-name="P1" draw:layer="layout" svg:x1="9.255cm" svg:y1="3.751cm" svg:x2="9.255cm" svg:y2="4.64cm">
          <text:p/>
        </draw:line>
        <draw:line draw:style-name="gr2" draw:text-style-name="P1" draw:layer="layout" svg:x1="6.207cm" svg:y1="3.751cm" svg:x2="6.207cm" svg:y2="4.64cm">
          <text:p/>
        </draw:line>
        <draw:line draw:style-name="gr2" draw:text-style-name="P1" draw:layer="layout" svg:x1="12.684cm" svg:y1="3.751cm" svg:x2="12.684cm" svg:y2="4.64cm">
          <text:p/>
        </draw:line>
        <draw:frame draw:style-name="gr3" draw:text-style-name="P3" draw:layer="layout" svg:width="2.792cm" svg:height="0.729cm" svg:x="1.635cm" svg:y="2.905cm">
          <draw:text-box>
            <text:p><text:span text:style-name="T2">Applic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Anderson</meta:initial-creator>
    <meta:creation-date>2011-07-30T22:37:44.42</meta:creation-date>
    <dc:date>2011-07-30T22:45:36.20</dc:date>
    <dc:creator>David Anderson</dc:creator>
    <meta:editing-duration>PT7M52S</meta:editing-duration>
    <meta:editing-cycles>1</meta:editing-cycles>
    <meta:document-statistic meta:object-count="8"/>
    <meta:generator>OpenOffice.org/3.3$Win32 OpenOffice.org_project/330m20$Build-9567</meta:generator>
  </office:meta>
</office:document-meta>
</file>